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Bitstream Vera Sans Mono" svg:font-family="'Bitstream Vera Sans Mono'" style:font-family-generic="swiss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mbus Roman No9 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Nimbus Roman No9 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L1">
      <style:text-properties style:font-name="Nimbus Roman No9 L"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 fo:background-color="#ffffcc" fo:padding="0.25cm" fo:border="0.141cm solid #ffff00" style:shadow="none">
        <style:background-image/>
      </style:paragraph-properties>
      <style:text-properties style:font-name="Bitstream Vera Sans Mono" fo:font-size="7pt" style:font-size-asian="7pt" style:font-size-complex="7pt"/>
    </style:style>
    <style:style style:name="P5" style:family="paragraph" style:parent-style-name="Standard">
      <style:paragraph-properties fo:text-align="start" style:justify-single-word="false" fo:background-color="#ffffcc" fo:padding="0.25cm" fo:border="0.141cm solid #ffff00" style:shadow="none">
        <style:background-image/>
      </style:paragraph-properties>
      <style:text-properties style:font-name="Bitstream Vera Sans Mono" fo:font-size="7pt" fo:font-weight="bold" style:font-size-asian="7pt" style:font-weight-asian="bold" style:font-size-complex="7pt" style:font-weight-complex="bold"/>
    </style:style>
    <style:style style:name="P6" style:family="paragraph" style:parent-style-name="Standard">
      <style:paragraph-properties fo:text-align="start" style:justify-single-word="false" fo:background-color="#ffffcc" fo:padding="0.25cm" fo:border="0.141cm solid #ffff00" style:shadow="none">
        <style:background-image/>
      </style:paragraph-properties>
      <style:text-properties fo:color="#999999" style:font-name="Bitstream Vera Sans Mono" fo:font-size="7pt" fo:font-weight="bold" style:font-size-asian="7pt" style:font-weight-asian="bold" style:font-size-complex="7pt" style:font-weight-complex="bold"/>
    </style:style>
    <style:style style:name="P7" style:family="paragraph" style:parent-style-name="Standard">
      <style:paragraph-properties fo:text-align="start" style:justify-single-word="false" fo:background-color="#ffffcc" fo:padding="0.25cm" fo:border="0.141cm solid #ffff00" style:shadow="none">
        <style:background-image/>
      </style:paragraph-properties>
      <style:text-properties fo:color="#999999" style:font-name="Bitstream Vera Sans Mono" fo:font-size="7pt" style:font-size-asian="7pt" style:font-size-complex="7pt"/>
    </style:style>
    <style:style style:name="T1" style:family="text">
      <style:text-properties fo:color="#999999"/>
    </style:style>
    <style:style style:name="T2" style:family="text">
      <style:text-properties fo:color="#ff0000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ils Cookbook</text:p>
      <text:p text:style-name="P1"/>
      <text:p text:style-name="P2">Gestion des formats des dates</text:p>
      <text:list text:style-name="L1">
        <text:list-item>
          <text:p text:style-name="P3">Par défaut Rails confond affichage et stockage d'où des problèmes d'affichage lorsque l'on est pas anglo-saxon. Solution : Il faut modifier plusieurs fonctions donc certaines bas niveaux (ex parsedate) pour pouvoir séparer le formattage pour la lecture (:default) et pour l'écriture (:db)</text:p>
          <text:list>
            <text:list-item>
              <text:p text:style-name="P3">Grâce à l'extension simple_localization, voici le code modifié du seul fichier modifié nécessaire à l'extension :</text:p>
            </text:list-item>
          </text:list>
        </text:list-item>
      </text:list>
      <text:p text:style-name="P4">module ActiveRecord #:nodoc:</text:p>
      <text:p text:style-name="P4"><text:s text:c="2"/></text:p>
      <text:p text:style-name="P4"><text:s text:c="2"/>module ConnectionAdapters #:nodoc:</text:p>
      <text:p text:style-name="P4"><text:s text:c="4"/>class Column</text:p>
      <text:p text:style-name="P4"><text:s text:c="6"/></text:p>
      <text:p text:style-name="P4"><text:s text:c="6"/>attr_accessor :model_class</text:p>
      <text:p text:style-name="P4"><text:s text:c="6"/></text:p>
      <text:p text:style-name="P4"><text:s text:c="6"/>alias_method :human_name_without_localization, :human_name</text:p>
      <text:p text:style-name="P4"><text:s text:c="6"/></text:p>
      <text:p text:style-name="P4"><text:s text:c="6"/># Overwrites the +human_name+ method to call +human_attribute_name+ on</text:p>
      <text:p text:style-name="P4"><text:s text:c="6"/># the model_class if possible. Falls back to default behaviour if no</text:p>
      <text:p text:style-name="P4"><text:s text:c="6"/># model class is set (original method renamed to +human_name_without_localization+).</text:p>
      <text:p text:style-name="P4"><text:s text:c="6"/>def human_name</text:p>
      <text:p text:style-name="P4"><text:s text:c="8"/>self.model_class ? self.model_class.human_attribute_name(@name) : human_name_without_localization</text:p>
      <text:p text:style-name="P4"><text:s text:c="6"/>end</text:p>
      <text:p text:style-name="P4"/>
      <text:p text:style-name="P5"><text:s text:c="4"/><text:span text:style-name="T1"><text:s text:c="2"/># Overwrites the +string_to_date+ method to use the localization file</text:span></text:p>
      <text:p text:style-name="P6"><text:s text:c="6"/># to use a parse model for the dates</text:p>
      <text:p text:style-name="P5"><text:s text:c="6"/>def self.string_to_date(string)</text:p>
      <text:p text:style-name="P5"><text:s text:c="8"/>return string unless string.is_a?(String)</text:p>
      <text:p text:style-name="P5"><text:s text:c="8"/>date_array = Date._strptime(string, ArkanisDevelopment::SimpleLocalization::Language[:dates, :date_formats, <text:span text:style-name="T2">:db</text:span>])</text:p>
      <text:p text:style-name="P5"><text:s text:c="8"/># treat 0000-00-00 as nil</text:p>
      <text:p text:style-name="P5"><text:s text:c="8"/>Date.civil(date_array[:year], date_array[:mon], date_array[:mday]) rescue nil</text:p>
      <text:p text:style-name="P5"><text:s text:c="6"/>end</text:p>
      <text:p text:style-name="P5"><text:s text:c="5"/></text:p>
      <text:p text:style-name="P5"><text:s text:c="4"/>end</text:p>
      <text:p text:style-name="P5"/>
      <text:p text:style-name="P4"/>
      <text:p text:style-name="P5"><text:s text:c="4"/>module Quoting</text:p>
      <text:p text:style-name="P6"><text:s text:c="6"/># Quotes the column value to help prevent</text:p>
      <text:p text:style-name="P6"><text:s text:c="6"/># {SQL injection attacks}[http://en.wikipedia.org/wiki/SQL_injection].</text:p>
      <text:p text:style-name="P5"><text:s text:c="6"/>def quote(value, column = nil)</text:p>
      <text:p text:style-name="P5"><text:s text:c="8"/># records are quoted as their primary key</text:p>
      <text:p text:style-name="P5"><text:s text:c="8"/>return value.quoted_id if value.respond_to?(:quoted_id)</text:p>
      <text:p text:style-name="P5"/>
      <text:p text:style-name="P5"><text:s text:c="8"/>case value</text:p>
      <text:p text:style-name="P5"><text:s text:c="10"/>when String, ActiveSupport::Multibyte::Chars</text:p>
      <text:p text:style-name="P5"><text:s text:c="12"/>value = value.to_s</text:p>
      <text:p text:style-name="P5"><text:s text:c="12"/>if column &amp;&amp; column.type == :binary &amp;&amp; column.class.respond_to?(:string_to_binary)</text:p>
      <text:p text:style-name="P5"><text:s text:c="14"/>"'#{quote_string(column.class.string_to_binary(value))}'" # ' (for ruby-mode)</text:p>
      <text:p text:style-name="P5"><text:s text:c="12"/>elsif column &amp;&amp; [:integer, :float].include?(column.type)</text:p>
      <text:p text:style-name="P5"><text:s text:c="14"/>value = column.type == :integer ? value.to_i : value.to_f</text:p>
      <text:p text:style-name="P5"><text:s text:c="14"/>value.to_s</text:p>
      <text:p text:style-name="P5"><text:s text:c="12"/>else</text:p>
      <text:p text:style-name="P5"><text:s text:c="14"/>"'#{quote_string(value)}'" # ' (for ruby-mode)</text:p>
      <text:p text:style-name="P5"><text:s text:c="12"/>end</text:p>
      <text:p text:style-name="P5"><text:s text:c="10"/>when NilClass <text:s text:c="16"/>then "NULL"</text:p>
      <text:p text:style-name="P5"><text:s text:c="10"/>when TrueClass <text:s text:c="15"/>then (column &amp;&amp; column.type == :integer ? '1' : quoted_true)</text:p>
      <text:p text:style-name="P5"><text:s text:c="10"/>when FalseClass <text:s text:c="14"/>then (column &amp;&amp; column.type == :integer ? '0' : quoted_false)</text:p>
      <text:p text:style-name="P5"><text:s text:c="10"/>when Float, Fixnum, Bignum <text:s text:c="3"/>then value.to_s</text:p>
      <text:p text:style-name="P5"><text:s text:c="10"/># BigDecimals need to be output in a non-normalized form and quoted.</text:p>
      <text:p text:style-name="P5"><text:s text:c="10"/>when BigDecimal <text:s text:c="14"/>then value.to_s('F')</text:p>
      <text:p text:style-name="P5"><text:s text:c="10"/># Date need to be formatted to the database format</text:p>
      <text:p text:style-name="P5"><text:s text:c="10"/>when Date <text:s text:c="20"/>then "'#{value.to_s <text:span text:style-name="T2">:db</text:span>}'" </text:p>
      <text:p text:style-name="P5"><text:s text:c="10"/>when Time, DateTime <text:s text:c="10"/>then "'#{quoted_date(value)}'"</text:p>
      <text:p text:style-name="P5"><text:s text:c="10"/>else <text:s text:c="25"/>"'#{quote_string(value.to_yaml)}'"</text:p>
      <text:p text:style-name="P5"><text:s text:c="8"/>end</text:p>
      <text:p text:style-name="P5"><text:s text:c="6"/>end</text:p>
      <text:p text:style-name="P5"><text:s text:c="4"/>end</text:p>
      <text:p text:style-name="P5"/>
      <text:p text:style-name="P4"/>
      <text:p text:style-name="P4"><text:s text:c="2"/>end</text:p>
      <text:p text:style-name="P4"><text:s text:c="2"/></text:p>
      <text:p text:style-name="P4"><text:s text:c="2"/>class Base</text:p>
      <text:p text:style-name="P4"><text:s text:c="4"/></text:p>
      <text:p text:style-name="P4"><text:s text:c="4"/>class &lt;&lt; self</text:p>
      <text:p text:style-name="P4"><text:s text:c="6"/></text:p>
      <text:p text:style-name="P4"><text:s text:c="6"/>alias_method :columns_without_localization, :columns</text:p>
      <text:p text:style-name="P4"><text:s text:c="6"/></text:p>
      <text:p text:style-name="P7"><text:s text:c="6"/># Updates the ActiveRecord::Base#columns method (orginal renamed to</text:p>
      <text:p text:style-name="P7"><text:s text:c="6"/># +columns_without_localization+) to set the +model_class+ property on</text:p>
      <text:p text:style-name="P7"><text:s text:c="6"/># every column belonging to this model class. This is necessary for the</text:p>
      <text:p text:style-name="P7"><text:s text:c="6"/># overwritten Column#human_name method to work.</text:p>
      <text:p text:style-name="P4"><text:s text:c="6"/>def columns</text:p>
      <text:p text:style-name="P4"><text:s text:c="8"/>unless @columns</text:p>
      <text:p text:style-name="P4"><text:s text:c="10"/>columns_without_localization</text:p>
      <text:p text:style-name="P4"><text:s text:c="10"/>@columns.each do |column|</text:p>
      <text:p text:style-name="P4"><text:s text:c="12"/>column.model_class = self</text:p>
      <text:p text:style-name="P4"><text:s text:c="10"/>end</text:p>
      <text:p text:style-name="P4"><text:s text:c="8"/>else</text:p>
      <text:p text:style-name="P4"><text:s text:c="10"/>columns_without_localization</text:p>
      <text:p text:style-name="P4"><text:s text:c="8"/>end</text:p>
      <text:p text:style-name="P4"><text:s text:c="6"/>end</text:p>
      <text:p text:style-name="P4"><text:s text:c="6"/></text:p>
      <text:p text:style-name="P4"><text:s text:c="4"/>end</text:p>
      <text:p text:style-name="P4"><text:s text:c="4"/></text:p>
      <text:p text:style-name="P4"><text:s text:c="2"/>end</text:p>
      <text:p text:style-name="P4"/>
      <text:p text:style-name="P4">end</text:p>
      <text:p text:style-name="P4"/>
      <text:p text:style-name="P4"/>
      <text:p text:style-name="P4"/>
      <text:p text:style-name="P5">class ::Date</text:p>
      <text:p text:style-name="P5"/>
      <text:p text:style-name="P5"><text:s text:c="2"/>def self._parse(str, comp=false)</text:p>
      <text:p text:style-name="P5"><text:s text:c="4"/>fmt = ArkanisDevelopment::SimpleLocalization::Language[:dates, :time_formats, <text:span text:style-name="T2">:db</text:span>]</text:p>
      <text:p text:style-name="P5"><text:s text:c="4"/>_strptime(str, fmt)</text:p>
      <text:p text:style-name="P5"><text:s text:c="2"/>end</text:p>
      <text:p text:style-name="P5"/>
      <text:p text:style-name="P5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Bitstream Vera Sans Mono" svg:font-family="'Bitstream Vera Sans Mono'" style:font-family-generic="swiss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Brice TEXIER</meta:initial-creator>
    <meta:creation-date>2007-08-30T18:57:08</meta:creation-date>
    <dc:creator>Brice TEXIER</dc:creator>
    <dc:date>2007-08-30T19:08:11</dc:date>
    <dc:language>fr-FR</dc:language>
    <meta:editing-cycles>2</meta:editing-cycles>
    <meta:editing-duration>PT11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92" meta:word-count="455" meta:character-count="3860"/>
  </office:meta>
</office:document-meta>
</file>